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officeooo:rsid="000df8c5" officeooo:paragraph-rsid="00116df3" style:font-size-asian="12pt" style:font-size-complex="12pt"/>
    </style:style>
    <style:style style:name="P3" style:family="paragraph" style:parent-style-name="Standard">
      <style:text-properties officeooo:paragraph-rsid="00116df3"/>
    </style:style>
    <style:style style:name="P4" style:family="paragraph" style:parent-style-name="Standard" style:list-style-name="L1">
      <style:text-properties officeooo:paragraph-rsid="00116df3"/>
    </style:style>
    <style:style style:name="P5" style:family="paragraph" style:parent-style-name="Standard" style:list-style-name="L2">
      <style:text-properties style:font-name="DejaVu Sans Condensed" fo:font-size="12pt" officeooo:paragraph-rsid="00116df3" style:font-size-asian="12pt" style:font-size-complex="12pt"/>
    </style:style>
    <style:style style:name="P6" style:family="paragraph" style:parent-style-name="Standard" style:list-style-name="L3">
      <style:text-properties style:font-name="DejaVu Sans Condensed" fo:font-size="12pt" officeooo:rsid="00148c7a" officeooo:paragraph-rsid="00116df3" style:font-size-asian="12pt" style:font-size-complex="12pt"/>
    </style:style>
    <style:style style:name="P7" style:family="paragraph" style:parent-style-name="Standard" style:list-style-name="L4">
      <style:text-properties style:font-name="DejaVu Sans Condensed" fo:font-size="12pt" officeooo:rsid="00148c7a" officeooo:paragraph-rsid="00116df3" style:font-size-asian="12pt" style:font-size-complex="12pt"/>
    </style:style>
    <style:style style:name="P8" style:family="paragraph" style:parent-style-name="Standard" style:list-style-name="L9">
      <style:text-properties style:font-name="DejaVu Sans Condensed" fo:font-size="12pt" officeooo:rsid="00148c7a" officeooo:paragraph-rsid="00116df3" style:font-size-asian="12pt" style:font-size-complex="12pt"/>
    </style:style>
    <style:style style:name="P9" style:family="paragraph" style:parent-style-name="Standard" style:list-style-name="L11">
      <style:text-properties style:font-name="DejaVu Sans Condensed" fo:font-size="12pt" officeooo:rsid="00148c7a" officeooo:paragraph-rsid="00116df3" style:font-size-asian="12pt" style:font-size-complex="12pt"/>
    </style:style>
    <style:style style:name="P10" style:family="paragraph" style:parent-style-name="Standard" style:list-style-name="L5">
      <style:text-properties style:font-name="DejaVu Sans Condensed" fo:font-size="12pt" officeooo:rsid="0019c0cd" officeooo:paragraph-rsid="00116df3" style:font-size-asian="12pt" style:font-size-complex="12pt"/>
    </style:style>
    <style:style style:name="P11" style:family="paragraph" style:parent-style-name="Standard" style:list-style-name="L6">
      <style:text-properties style:font-name="DejaVu Sans Condensed" fo:font-size="12pt" officeooo:rsid="0019c0cd" officeooo:paragraph-rsid="00116df3" style:font-size-asian="12pt" style:font-size-complex="12pt"/>
    </style:style>
    <style:style style:name="P12" style:family="paragraph" style:parent-style-name="Standard" style:list-style-name="L12">
      <style:text-properties style:font-name="DejaVu Sans Condensed" fo:font-size="12pt" officeooo:rsid="0019c0cd" officeooo:paragraph-rsid="00116df3" style:font-size-asian="12pt" style:font-size-complex="12pt"/>
    </style:style>
    <style:style style:name="P13" style:family="paragraph" style:parent-style-name="Standard" style:list-style-name="L13">
      <style:text-properties style:font-name="DejaVu Sans Condensed" fo:font-size="12pt" officeooo:rsid="0019c0cd" officeooo:paragraph-rsid="00116df3" style:font-size-asian="12pt" style:font-size-complex="12pt"/>
    </style:style>
    <style:style style:name="P14" style:family="paragraph" style:parent-style-name="Standard" style:list-style-name="L14">
      <style:text-properties style:font-name="DejaVu Sans Condensed" fo:font-size="12pt" officeooo:rsid="0019c0cd" officeooo:paragraph-rsid="00116df3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17" style:family="paragraph" style:parent-style-name="Standard" style:list-style-name="L7">
      <style:text-properties officeooo:paragraph-rsid="00250091"/>
    </style:style>
    <style:style style:name="P18" style:family="paragraph" style:parent-style-name="Standard" style:list-style-name="L8">
      <style:text-properties officeooo:paragraph-rsid="00250091"/>
    </style:style>
    <style:style style:name="P19" style:family="paragraph" style:parent-style-name="Standard" style:list-style-name="L9">
      <style:text-properties officeooo:paragraph-rsid="00116df3"/>
    </style:style>
    <style:style style:name="P20" style:family="paragraph" style:parent-style-name="Standard" style:list-style-name="L10">
      <style:text-properties officeooo:paragraph-rsid="00116df3"/>
    </style:style>
    <style:style style:name="P21" style:family="paragraph" style:parent-style-name="Standard" style:list-style-name="L10">
      <style:text-properties officeooo:paragraph-rsid="002292b5"/>
    </style:style>
    <style:style style:name="P22" style:family="paragraph" style:parent-style-name="Standard" style:list-style-name="L12">
      <style:text-properties officeooo:paragraph-rsid="00116df3"/>
    </style:style>
    <style:style style:name="P23" style:family="paragraph" style:parent-style-name="Standard">
      <style:paragraph-properties fo:text-align="start" style:justify-single-word="false"/>
      <style:text-properties officeooo:paragraph-rsid="00116df3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style:font-name="DejaVu Sans Condensed" fo:font-size="12pt" officeooo:rsid="001d1918" style:font-size-asian="12pt" style:font-size-complex="12pt"/>
    </style:style>
    <style:style style:name="T6" style:family="text">
      <style:text-properties style:font-name="DejaVu Sans Condensed" fo:font-size="12pt" officeooo:rsid="0019c0cd" style:font-size-asian="12pt" style:font-size-complex="12pt"/>
    </style:style>
    <style:style style:name="T7" style:family="text">
      <style:text-properties style:font-name="DejaVu Sans Condensed" fo:font-size="12pt" officeooo:rsid="00148c7a" style:font-size-asian="12pt" style:font-size-complex="12pt"/>
    </style:style>
    <style:style style:name="T8" style:family="text">
      <style:text-properties style:font-name="DejaVu Sans Condensed" fo:font-size="12pt" officeooo:rsid="002292b5" style:font-size-asian="12pt" style:font-size-complex="12pt"/>
    </style:style>
    <style:style style:name="T9" style:family="text">
      <style:text-properties style:font-name="DejaVu Sans Condensed" fo:font-size="12pt" officeooo:rsid="002475c8" style:font-size-asian="12pt" style:font-size-complex="12pt"/>
    </style:style>
    <style:style style:name="T10" style:family="text">
      <style:text-properties style:font-name="DejaVu Sans Condensed" fo:font-size="12pt" officeooo:rsid="00250091" style:font-size-asian="12pt" style:font-size-complex="12pt"/>
    </style:style>
    <style:style style:name="T11" style:family="text">
      <style:text-properties style:font-name="DejaVu Sans Condensed" fo:font-size="12pt" officeooo:rsid="0026af01" style:font-size-asian="12pt" style:font-size-complex="12pt"/>
    </style:style>
    <style:style style:name="T12" style:family="text">
      <style:text-properties style:font-name="DejaVu Sans Condensed" fo:font-size="12pt" officeooo:rsid="0027c773" style:font-size-asian="12pt" style:font-size-complex="12pt"/>
    </style:style>
    <style:style style:name="T13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2292b5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16278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2bacb9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2b7dd7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2d7ee6" style:font-size-asian="12pt" style:font-weight-asian="bold" style:font-size-complex="12pt" style:font-weight-complex="bold"/>
    </style:style>
    <style:style style:name="T21" style:family="text">
      <style:text-properties officeooo:rsid="00221931"/>
    </style:style>
    <style:style style:name="T22" style:family="text">
      <style:text-properties officeooo:rsid="002475c8"/>
    </style:style>
    <style:style style:name="T23" style:family="text">
      <style:text-properties officeooo:rsid="00280e6d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23"><text:span text:style-name="T16">1</text:span><text:span text:style-name="T20">0</text:span><text:span text:style-name="T16">3</text:span><text:span text:style-name="T17"> - </text:span><text:span text:style-name="T18">Controls - </text:span><text:span text:style-name="T13">Throttle </text:span><text:span text:style-name="T19">Base</text:span></text:p>
      <text:p text:style-name="P15">U=Up, D=Down, F=Forward, B=Backward, L=Left, R=Right, P=Press, S-*=Shift-<text:span text:style-name="T3">*</text:span>, L-*=Long-<text:span text:style-name="T3">*</text:span></text:p>
      <text:p text:style-name="P16"/>
      <text:p text:style-name="P1">Mode selector</text:p>
      <text:list xml:id="list1800807959" text:style-name="L1">
        <text:list-item>
          <text:p text:style-name="P4"><text:span text:style-name="T7">Turn: </text:span><text:span text:style-name="T8">Gunsight mode knob (OFF, MSL, A/A1, A/A2, MAN</text:span><text:span text:style-name="T6">)</text:span></text:p>
        </text:list-item>
      </text:list>
      <text:p text:style-name="P1">Flaps lever</text:p>
      <text:list xml:id="list239463064" text:style-name="L2">
        <text:list-item>
          <text:p text:style-name="P5"><text:span text:style-name="T1">Axis</text:span><text:span text:style-name="T2">: --</text:span></text:p>
        </text:list-item>
      </text:list>
      <text:p text:style-name="P1">T1 switch</text:p>
      <text:list xml:id="list1385146722" text:style-name="L3">
        <text:list-item>
          <text:p text:style-name="P6">F: --</text:p>
        </text:list-item>
      </text:list>
      <text:p text:style-name="P1">T2 switch</text:p>
      <text:list xml:id="list4168447328" text:style-name="L4">
        <text:list-item>
          <text:p text:style-name="P7">F: --</text:p>
        </text:list-item>
      </text:list>
      <text:p text:style-name="P1">T3 switch</text:p>
      <text:list xml:id="list2077422667" text:style-name="L5">
        <text:list-item>
          <text:p text:style-name="P10">F: --</text:p>
        </text:list-item>
      </text:list>
      <text:p text:style-name="P1">T4 switch</text:p>
      <text:list xml:id="list3996056982" text:style-name="L6">
        <text:list-item>
          <text:p text:style-name="P11">F: --</text:p>
        </text:list-item>
      </text:list>
      <text:p text:style-name="P1">Lighted Buttons -- <text:span text:style-name="T23">Gun/Missile arm, External Stores knob</text:span></text:p>
      <text:list xml:id="list60970507" text:style-name="L7">
        <text:list-item>
          <text:p text:style-name="P17"><text:span text:style-name="T6">B1</text:span><text:span text:style-name="T7">: </text:span><text:span text:style-name="T8">Gun/Msl/Cam cover Open</text:span><text:span text:style-name="T7"><text:tab/></text:span><text:span text:style-name="T6">B2: </text:span><text:span text:style-name="T8">Gun/Msl/Cam switch Up</text:span><text:span text:style-name="T6"><text:tab/>B3: </text:span><text:span text:style-name="T10">Ext Stores knob CW</text:span></text:p>
        </text:list-item>
      </text:list>
      <text:list xml:id="list1532175886" text:style-name="L8">
        <text:list-item>
          <text:p text:style-name="P18"><text:span text:style-name="T6">B4: </text:span><text:span text:style-name="T8">Gun/Msl/Cam cover Close</text:span><text:span text:style-name="T6"><text:tab/>B5: </text:span><text:span text:style-name="T8">Gun/Msl/Cam switch Down</text:span><text:span text:style-name="T6"><text:tab/>B6: </text:span><text:span text:style-name="T10">Ext Stores knob CCW</text:span></text:p>
        </text:list-item>
      </text:list>
      <text:p text:style-name="P3"><text:span text:style-name="T13">T5 switch -- </text:span><text:span text:style-name="T15">Landing </text:span><text:span text:style-name="T13">Gear and </text:span><text:span text:style-name="T14">Nose Wheel Strut</text:span></text:p>
      <text:list xml:id="list330891685" text:style-name="L9">
        <text:list-item>
          <text:p text:style-name="P8">U/D: <text:span text:style-name="T21">Landing </text:span>Gear up/down</text:p>
        </text:list-item>
        <text:list-item>
          <text:p text:style-name="P19"><text:span text:style-name="T7">S-U/</text:span><text:span text:style-name="T6">S-</text:span><text:span text:style-name="T7">D: </text:span><text:span text:style-name="T11">Nose gear strut </text:span><text:span text:style-name="T8">Extend/Retract</text:span></text:p>
        </text:list-item>
      </text:list>
      <text:p text:style-name="P3"><text:span text:style-name="T13">T6 switch -- Flaps and </text:span><text:span text:style-name="T14">Drag Chute</text:span></text:p>
      <text:list xml:id="list1965508836" text:style-name="L10">
        <text:list-item>
          <text:p text:style-name="P20"><text:span text:style-name="T7">U/D: Flaps </text:span><text:span text:style-name="T9">lever</text:span><text:span text:style-name="T7"> up/down </text:span><text:span text:style-name="T9">(usually should be left in middle position</text:span><text:span text:style-name="T12"> for Flaps Thumb Switch control</text:span><text:span text:style-name="T9">)</text:span></text:p>
        </text:list-item>
        <text:list-item>
          <text:p text:style-name="P21"><text:span text:style-name="T7">S-U/</text:span><text:span text:style-name="T6">S-</text:span><text:span text:style-name="T7">D: </text:span><text:span text:style-name="T9">Toggle </text:span><text:span text:style-name="T8">drag chute </text:span><text:span text:style-name="T9">handle</text:span></text:p>
        </text:list-item>
      </text:list>
      <text:p text:style-name="P1">T7 switch -- Canopy</text:p>
      <text:list xml:id="list2782984934" text:style-name="L11">
        <text:list-item>
          <text:p text:style-name="P9">U: Canopy <text:span text:style-name="T22">open/close (toggle)</text:span></text:p>
        </text:list-item>
      </text:list>
      <text:p text:style-name="P1">E1 dial -- <text:span text:style-name="T1">Kneeboard</text:span></text:p>
      <text:list xml:id="list1263751589" text:style-name="L12">
        <text:list-item>
          <text:p text:style-name="P12">P: Kneeboard toggle</text:p>
        </text:list-item>
        <text:list-item>
          <text:p text:style-name="P22"><text:span text:style-name="T5">L/R</text:span><text:span text:style-name="T6">: Flip pages</text:span></text:p>
        </text:list-item>
      </text:list>
      <text:list xml:id="list1665650224" text:style-name="L13">
        <text:list-item>
          <text:p text:style-name="P13">S-Rotate: RWR volume up/down??</text:p>
        </text:list-item>
      </text:list>
      <text:p text:style-name="P1">E2 dial -- <text:span text:style-name="T1">NVGs</text:span></text:p>
      <text:list xml:id="list2854851195" text:style-name="L14">
        <text:list-item>
          <text:p text:style-name="P14">P: Toggle NVGs on/off</text:p>
        </text:list-item>
        <text:list-item>
          <text:p text:style-name="P14"><text:span text:style-name="T4">L/R</text:span>: NVG gain up/down</text:p>
        </text:list-item>
      </text:list>
      <text:p text:style-name="P2"><text:bookmark text:name="docs-internal-guid-d99237a5-7fff-b85b-6bc8-2c924326da95"/><text:s/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2-01T10:41:32.392000000</dc:date>
    <meta:editing-duration>PT2H57M42S</meta:editing-duration>
    <meta:editing-cycles>27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33" meta:word-count="178" meta:character-count="949" meta:non-whitespace-character-count="820"/>
  </office:meta>
</office:document-meta>
</file>